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apple-system, BlinkMacSystemFont, Arial, Helvetica, sans-serif"/>
    <style:font-face style:name="apple-system" svg:font-family="apple-system, BlinkMacSystemFont, Arial, Helvetica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loext:opacity="100%" style:font-name="Manrope" fo:font-size="12.75pt" fo:letter-spacing="normal" fo:font-style="normal" fo:font-weight="normal" officeooo:rsid="0004e47b" officeooo:paragraph-rsid="0004e47b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loext:opacity="100%" style:font-name="Manrope" fo:font-size="12.75pt" fo:letter-spacing="normal" fo:font-style="normal" fo:font-weight="normal" officeooo:rsid="0004e47b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12121" loext:opacity="100%" style:font-name="Manrope" fo:font-size="12.7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212121" loext:opacity="100%" style:font-name="Liberation Serif" fo:font-size="18pt" fo:letter-spacing="normal" fo:font-style="normal" fo:font-weight="normal" officeooo:rsid="0004e47b" officeooo:paragraph-rsid="0004e47b" style:font-size-asian="18pt" style:font-size-complex="18pt"/>
    </style:style>
    <style:style style:name="P7" style:family="paragraph" style:parent-style-name="Standard">
      <style:text-properties style:font-name="Liberation Serif" fo:font-size="18pt" style:font-size-asian="18pt" style:font-size-complex="18pt"/>
    </style:style>
    <style:style style:name="P8" style:family="paragraph" style:parent-style-name="Standard" style:list-style-name="L2">
      <style:paragraph-properties fo:margin-left="0cm" fo:margin-right="0cm" fo:orphans="2" fo:widows="2" fo:text-indent="0cm" style:auto-text-indent="false"/>
      <style:text-properties style:font-name="Liberation Serif" fo:font-size="18pt" officeooo:paragraph-rsid="0004e47b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size-complex="20pt"/>
    </style:style>
    <style:style style:name="P10" style:family="paragraph" style:parent-style-name="Text_20_body">
      <style:paragraph-properties fo:margin-left="0cm" fo:margin-right="0cm" fo:margin-top="0.212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8pt" fo:letter-spacing="normal" fo:font-style="normal" fo:font-weight="normal" officeooo:paragraph-rsid="00059643" style:font-size-asian="18pt" style:font-size-complex="18pt"/>
    </style:style>
    <style:style style:name="P11" style:family="paragraph" style:parent-style-name="Text_20_body" style:list-style-name="L4">
      <style:paragraph-properties fo:margin-top="0.212cm" fo:margin-bottom="0cm" style:contextual-spacing="false" fo:orphans="2" fo:widows="2"/>
      <style:text-properties fo:font-variant="normal" fo:text-transform="none" fo:color="#333333" loext:opacity="100%" style:font-name="Liberation Serif" fo:font-size="18pt" fo:letter-spacing="normal" fo:font-style="normal" fo:font-weight="normal" officeooo:paragraph-rsid="00059643" style:font-size-asian="18pt" style:font-size-complex="18pt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121" loext:opacity="100%" style:font-name="Liberation Serif" fo:font-size="18pt" fo:letter-spacing="normal" officeooo:paragraph-rsid="00059643" style:font-size-asian="18pt" style:font-size-complex="18pt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12121" loext:opacity="100%" style:font-name="Liberation Serif" fo:font-size="18pt" fo:letter-spacing="normal" fo:font-style="normal" fo:font-weight="normal" style:font-size-asian="18pt" style:font-size-complex="18pt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loext:opacity="100%" style:font-name="Liberation Serif" fo:font-size="18pt" fo:letter-spacing="normal" fo:font-style="italic" fo:font-weight="bold" officeooo:rsid="0004e47b" officeooo:paragraph-rsid="0004e47b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090477" officeooo:paragraph-rsid="00090477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weight="bold" officeooo:paragraph-rsid="00090477" style:font-weight-asian="bold" style:font-weight-complex="bold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weight="bold" officeooo:rsid="00090477" officeooo:paragraph-rsid="00090477" style:font-weight-asian="bold" style:font-weight-complex="bold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weight="bold" officeooo:rsid="00090477" officeooo:paragraph-rsid="00090477" style:font-weight-asian="bold" style:font-weight-complex="bold"/>
    </style:style>
    <style:style style:name="T1" style:family="text">
      <style:text-properties fo:font-variant="normal" fo:text-transform="none" fo:color="#333333" loext:opacity="100%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333333" loext:opacity="100%" style:font-name="Liberation Serif" fo:font-size="18pt" fo:letter-spacing="normal" fo:font-style="normal" fo:font-weight="bold" style:font-size-asian="18pt" style:font-size-complex="18pt"/>
    </style:style>
    <style:style style:name="T3" style:family="text">
      <style:text-properties fo:font-variant="normal" fo:text-transform="none" fo:color="#333333" loext:opacity="100%" style:font-name="Liberation Serif" fo:font-size="18pt" fo:letter-spacing="normal" style:font-size-asian="18pt" style:font-size-complex="18pt"/>
    </style:style>
    <style:style style:name="T4" style:family="text">
      <style:text-properties fo:font-variant="normal" fo:text-transform="none" fo:color="#212121" loext:opacity="100%" style:font-name="Manrope" fo:font-size="12.75pt" fo:letter-spacing="normal" fo:font-style="normal" fo:font-weight="normal"/>
    </style:style>
    <style:style style:name="T5" style:family="text">
      <style:text-properties fo:font-variant="normal" fo:text-transform="none" fo:color="#212121" loext:opacity="100%" style:font-name="Manrope" fo:font-size="12.75pt" fo:letter-spacing="normal" fo:font-style="normal" fo:font-weight="normal" style:font-size-asian="18pt" style:font-size-complex="18pt"/>
    </style:style>
    <style:style style:name="T6" style:family="text">
      <style:text-properties fo:font-variant="normal" fo:text-transform="none" fo:color="#212121" loext:opacity="100%" style:font-name="Liberation Serif" fo:font-size="12.75pt" fo:letter-spacing="normal" fo:font-style="normal" fo:font-weight="normal" style:font-size-asian="18pt" style:font-size-complex="18pt"/>
    </style:style>
    <style:style style:name="T7" style:family="text"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size-complex="18pt"/>
    </style:style>
    <style:style style:name="T8" style:family="text">
      <style:text-properties fo:font-variant="normal" fo:text-transform="none" fo:color="#212121" loext:opacity="100%" style:font-name="Liberation Serif" fo:font-size="18pt" fo:letter-spacing="normal" fo:font-style="normal" fo:font-weight="normal" style:font-size-asian="18pt" style:font-size-complex="18pt"/>
    </style:style>
    <style:style style:name="T9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074eca" style:font-size-asian="18pt" style:font-size-complex="18pt"/>
    </style:style>
    <style:style style:name="T10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097987" style:font-size-asian="18pt" style:font-size-complex="18pt"/>
    </style:style>
    <style:style style:name="T11" style:family="text">
      <style:text-properties fo:font-variant="normal" fo:text-transform="none" fo:color="#212121" loext:opacity="100%" style:font-name="Liberation Serif" fo:font-size="18pt" fo:letter-spacing="normal" fo:font-style="normal" fo:font-weight="normal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090477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212121" loext:opacity="100%" style:font-name="Liberation Serif" fo:font-size="18pt" fo:letter-spacing="normal" fo:font-style="normal" style:font-size-asian="18pt" style:font-size-complex="18pt"/>
    </style:style>
    <style:style style:name="T14" style:family="text">
      <style:text-properties fo:font-variant="normal" fo:text-transform="none" fo:color="#212121" loext:opacity="100%" style:font-name="Liberation Serif" fo:font-size="18pt" fo:letter-spacing="normal" fo:font-style="normal" officeooo:rsid="00074eca" style:font-size-asian="18pt" style:font-size-complex="18pt"/>
    </style:style>
    <style:style style:name="T15" style:family="text">
      <style:text-properties fo:font-variant="normal" fo:text-transform="none" fo:color="#212121" loext:opacity="100%" style:font-name="Liberation Serif" fo:font-size="18pt" fo:letter-spacing="normal" fo:font-style="normal" officeooo:rsid="00090477" style:font-size-asian="18pt" style:font-size-complex="18pt"/>
    </style:style>
    <style:style style:name="T16" style:family="text">
      <style:text-properties fo:font-variant="normal" fo:text-transform="none" fo:color="#212121" loext:opacity="100%" fo:letter-spacing="normal" fo:font-style="normal" fo:font-weight="normal"/>
    </style:style>
    <style:style style:name="T17" style:family="text">
      <style:text-properties fo:font-variant="normal" fo:text-transform="none" fo:color="#212121" loext:opacity="100%" fo:letter-spacing="normal" fo:font-style="normal" fo:font-weight="normal" officeooo:rsid="0004e47b"/>
    </style:style>
    <style:style style:name="T18" style:family="text">
      <style:text-properties fo:font-variant="normal" fo:text-transform="none" fo:color="#212121" loext:opacity="100%" style:text-position="super 58%" style:font-name="Liberation Serif" fo:font-size="18pt" fo:letter-spacing="normal" fo:font-style="normal" fo:font-weight="normal" officeooo:rsid="00097987" style:font-size-asian="18pt" style:font-size-complex="18pt"/>
    </style:style>
    <style:style style:name="T19" style:family="text">
      <style:text-properties fo:color="#333333" loext:opacity="100%" fo:font-style="normal" fo:font-weight="normal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0">Теория множеств</text:span></text:p>
      <text:p text:style-name="P7"><text:span text:style-name="T20">Множество</text:span> — это коллекция объектов или групп объектов.</text:p>
      <text:p text:style-name="P5"><text:span text:style-name="Strong_20_Emphasis"><text:span text:style-name="T1">Конечное множество</text:span></text:span><text:span text:style-name="T3"> — </text:span><text:span text:style-name="T1">это множество, которое не содержит ни одного элемента или содержит определённое количество элементов.</text:span></text:p>
      <text:p text:style-name="P13"><text:span text:style-name="T19">Если коллекция объектов четко определена, она называется множеством.</text:span></text:p>
      <text:p text:style-name="P1"><text:span text:style-name="Strong_20_Emphasis"><text:span text:style-name="T2">Бесконечное множество</text:span></text:span><text:span text:style-name="T1"> — это множество, которое не является конечным множеством.</text:span></text:p>
      <text:p text:style-name="P10">Бесконечные множества могут быть:</text:p>
      <text:list text:style-name="L4">
        <text:list-item>
          <text:p text:style-name="P11">счётными;</text:p>
        </text:list-item>
        <text:list-item>
          <text:p text:style-name="P11">неисчислимыми.</text:p>
        </text:list-item>
      </text:list>
      <text:p text:style-name="P12">Множества записывают двумя способами:</text:p>
      <text:list text:style-name="L2">
        <text:list-item>
          <text:p text:style-name="P14"><text:span text:style-name="T20">Форма реестра</text:span> (табличная форма)</text:p>
          <text:p text:style-name="P8"><text:span text:style-name="T16">В реестровой форме мы перечисляем все элементы множества, разделяем их запятой и заключаем в фигурные скобки </text:span><text:span text:style-name="T17">{}</text:span><text:span text:style-name="T16">.</text:span></text:p>
          <text:p text:style-name="P6">A = {1996, 2000, 2004, 2008, 2012}</text:p>
          <text:p text:style-name="P6">При представлении множеств игнорируется кратность. Это Значит объекты в множестве не повторяются.</text:p>
        </text:list-item>
        <text:list-item>
          <text:p text:style-name="P15">Форма построителя наборов</text:p>
          <text:p text:style-name="P6">В форме конструктора множеств все элементы имеют какое-то общее свойство. Это свойство не применяется к объектам, которые в набор не входят.</text:p>
          <text:p text:style-name="P6"/>
        </text:list-item>
      </text:list>
      <text:p text:style-name="P16">Бывают такие множества:</text:p>
      <text:list text:style-name="L3">
        <text:list-item>
          <text:p text:style-name="P17"><text:span text:style-name="Strong_20_Emphasis"><text:span text:style-name="T7">Пустое множество</text:span></text:span><text:span text:style-name="T8"> без элементов.</text:span></text:p>
          <text:p text:style-name="P17"><text:span text:style-name="T8">Обозначается ∅ или </text:span><text:span text:style-name="T9">{}.</text:span></text:p>
        </text:list-item>
        <text:list-item>
          <text:p text:style-name="P19"><text:span text:style-name="T14">Одиночное множество </text:span><text:span text:style-name="T15">(</text:span><text:bookmark text:name="_синглетон"/><text:span text:style-name="T13">Синглетон</text:span><text:span text:style-name="T15">) </text:span><text:span text:style-name="T12">содержит только один элемент.</text:span></text:p>
          <text:p text:style-name="P20"><text:soft-page-break/><text:span text:style-name="T11">A = {2}, где 2 — чётное простое число.</text:span></text:p>
        </text:list-item>
        <text:list-item>
          <text:p text:style-name="P20"><text:span text:style-name="T13">Конечное множество</text:span><text:span text:style-name="T11">, если оно является </text:span><text:span text:style-name="T13">пустым</text:span><text:span text:style-name="T11"> или содержит определённое количество элементов</text:span></text:p>
          <text:p text:style-name="P20"><text:span text:style-name="T11">A = {x}, где x — это месяц в году.</text:span></text:p>
        </text:list-item>
        <text:list-item>
          <text:p text:style-name="P17"><text:span text:style-name="Strong_20_Emphasis"><text:span text:style-name="T7">Равное множество</text:span></text:span><text:span text:style-name="T8">, которое имеет одинаковые элементы с другим множеством.</text:span></text:p>
        </text:list-item>
        <text:list-item>
          <text:p text:style-name="P20"><text:span text:style-name="T13">Бесконечное множество, </text:span><text:span text:style-name="T11">если оно не является </text:span><text:span text:style-name="T13">конечным</text:span><text:span text:style-name="T11">.</text:span></text:p>
          <text:p text:style-name="P21"><text:span text:style-name="T11">A = {x}, где x — натуральное число.</text:span></text:p>
        </text:list-item>
        <text:list-item>
          <text:p text:style-name="P17"><text:span text:style-name="Strong_20_Emphasis"><text:span text:style-name="T7">Эквивалентное множество</text:span></text:span><text:span text:style-name="T8">, которое имеет одинаковое количество элементов с другим множеством</text:span></text:p>
        </text:list-item>
        <text:list-item>
          <text:p text:style-name="P18"><text:span text:style-name="T8">Степень множества (Булеан). </text:span><text:span text:style-name="T10">А состоит из всех подмножеств множества А. Обозначается Р(А). Для множества А, состоящего из n элементов, общее кол-во возможных подмножеств равно 2</text:span><text:span text:style-name="T18">n</text:span></text:p>
        </text:list-item>
        <text:list-item>
          <text:p text:style-name="P17"><text:span text:style-name="Strong_20_Emphasis"><text:span text:style-name="T7">Универсальное множество</text:span></text:span><text:span text:style-name="T8">, которое содержит все рассматриваемые множества. Например, в исследованиях человеческой популяции </text:span><text:span text:style-name="Strong_20_Emphasis"><text:span text:style-name="T8">универсальное множество</text:span></text:span><text:span text:style-name="T8"> — это множество всех людей в мире. Множество всех людей в каждой стране можно рассматривать как подмножество этого универсального множества.</text:span></text:p>
        </text:list-item>
        <text:list-item>
          <text:p text:style-name="P17"><text:span text:style-name="Strong_20_Emphasis"><text:span text:style-name="T7">Подмножество</text:span></text:span><text:span text:style-name="T8">: Если все элементы множества </text:span><text:span text:style-name="T10">A</text:span><text:span text:style-name="T8"> принадлежат множеству </text:span><text:span text:style-name="T10">B</text:span><text:span text:style-name="T8">  , то  — </text:span><text:span text:style-name="T10">A</text:span><text:span text:style-name="T8"> подмножество </text:span><text:span text:style-name="T10">B.</text:span></text:p>
        </text:list-item>
        <text:list-item>
          <text:p text:style-name="P17"><text:span text:style-name="Strong_20_Emphasis"><text:span text:style-name="T7">Мощное множество</text:span></text:span><text:span text:style-name="T8">, состоящее из всех возможных подмножеств</text:span></text:p>
        </text:list-item>
      </text:list>
      <text:p text:style-name="P4"/>
      <text:p text:style-name="P2"/>
      <text:p text:style-name="P3"><text:span text:style-name="T4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apple-system, BlinkMacSystemFont, Arial, Helvetica, sans-serif"/>
    <style:font-face style:name="apple-system" svg:font-family="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2:07:34.724230439</meta:creation-date>
    <dc:date>2024-10-02T15:51:08.478954084</dc:date>
    <meta:editing-duration>PT3H42M55S</meta:editing-duration>
    <meta:editing-cycles>3</meta:editing-cycles>
    <meta:generator>LibreOffice/24.2.6.2$Linux_X86_64 LibreOffice_project/8e9a753d9daaea75c34b417ba1bdf556bf2fc5b3</meta:generator>
    <meta:document-statistic meta:table-count="0" meta:image-count="0" meta:object-count="0" meta:page-count="2" meta:paragraph-count="30" meta:word-count="291" meta:character-count="2054" meta:non-whitespace-character-count="1801"/>
  </office:meta>
</office:document-meta>
</file>